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QUINTO SANABRIA, ELS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SAN RAMON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QUINTO SANABRIA, ELS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NACES ROJO (PAVIPOLLO)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ROPIO (GENETICA)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8:16:42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